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SC" svg:font-family="Songti SC"/>
    <style:font-face style:name="Symbol" svg:font-family="Symbol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P2" style:family="paragraph" style:parent-style-name="Standard">
      <style:text-properties style:font-name="Times" fo:font-size="10.0pt"/>
    </style:style>
    <style:style style:name="T1" style:family="text">
      <style:text-properties fo:font-style="italic" fo:font-style-asian="italic" fo:font-style-complex="italic"/>
    </style:style>
    <style:style style:name="T2" style:family="text">
      <style:text-properties style:font-name="Symbol"/>
    </style:style>
    <style:style style:name="T3" style:family="text">
      <style:text-properties fo:font-weight="bold" fo:font-weight-asian="bold" fo:font-weight-complex="bold"/>
    </style:style>
    <style:style style:name="T4" style:family="text">
      <style:text-properties fo:font-style="italic" fo:font-style-asian="italic" fo:font-style-complex="italic" fo:font-weight="bold" fo:font-weight-asian="bold" fo:font-weight-complex="bold"/>
    </style:style>
    <style:style style:name="T5" style:family="text">
      <style:text-properties style:font-name="Songti SC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capstone@capstone-OptiPlex-790:~$ nmcli dev status</text:p>
      <text:p text:style-name="P2"><text:span text:style-name="T1">DEVICE <text:s/>TYPE <text:s text:c="5"/>STATE <text:s text:c="5"/>CONNECTION <text:s text:c="8"/></text:span></text:p>
      <text:p text:style-name="P2"><text:span text:style-name="T1">eno1 <text:s text:c="3"/>ethernet <text:s/>connected <text:s/>Wired connection 1 </text:span></text:p>
      <text:p text:style-name="P2"><text:span text:style-name="T1">lo <text:s text:c="5"/>loopback <text:s/>unmanaged <text:s/>-- <text:s text:c="16"/></text:span></text:p>
      <text:p text:style-name="P2"><text:span text:style-name="T1">capstone@capstone-OptiPlex-790:~$ iwconfig eno1 | grep inet | awk '{print $2}'</text:span></text:p>
      <text:p text:style-name="P2"><text:span text:style-name="T1">eno1 <text:s text:c="5"/>no wireless extensions.</text:span></text:p>
      <text:p text:style-name="P1"><text:span text:style-name="T2">→</text:span><text:span text:style-name="T3"><text:s/>This command returns the status of the networking source(s) of the server machine.</text:span></text:p>
      <text:p text:style-name="P1"/>
      <text:p text:style-name="P1"/>
      <text:p text:style-name="P1">capstone@capstone-OptiPlex-790:~$ ifconfig eno1 | grep inet | awk '{print $2}'</text:p>
      <text:p text:style-name="P2"><text:span text:style-name="T1">addr:152.117.180.234</text:span></text:p>
      <text:p text:style-name="P2"><text:span text:style-name="T1">addr:</text:span></text:p>
      <text:p text:style-name="P1"><text:span text:style-name="T2">→</text:span><text:span text:style-name="T1"><text:s/></text:span><text:span text:style-name="T4">R</text:span><text:span text:style-name="T3">etrieve the ip address of the server.</text:span></text:p>
      <text:p text:style-name="P1"/>
      <text:p text:style-name="P1">capstone@capstone-OptiPlex-790:/$ sudo apt-get update</text:p>
      <text:p text:style-name="P1">capstone@capstone-OptiPlex-790:/$ sudo apt-get install apache2</text:p>
      <text:p text:style-name="P2"><text:span text:style-name="T1">Reading package lists... Done</text:span></text:p>
      <text:p text:style-name="P2"><text:span text:style-name="T1">Building dependency tree <text:s text:c="6"/></text:span></text:p>
      <text:p text:style-name="P2"><text:span text:style-name="T1">Reading state information... Done</text:span></text:p>
      <text:p text:style-name="P2"><text:span text:style-name="T1">Package php5-mysql is not available, but is referred to by another package.</text:span></text:p>
      <text:p text:style-name="P2"><text:span text:style-name="T1">This may mean that the package is missing, has been obsoleted, or</text:span></text:p>
      <text:p text:style-name="P2"><text:span text:style-name="T1">is only available from another source</text:span></text:p>
      <text:p text:style-name="P2"><text:span text:style-name="T1"/></text:p>
      <text:p text:style-name="P2"><text:span text:style-name="T1">E: Unable to locate package libapache2-mod-auth-mysql</text:span></text:p>
      <text:p text:style-name="P2"><text:span text:style-name="T1">E: Package 'php5-mysql' has no installation candidate</text:span></text:p>
      <text:p text:style-name="P1"><text:span text:style-name="T2">→</text:span><text:span text:style-name="T3"><text:s/>These two commands install Apache2</text:span></text:p>
      <text:p text:style-name="P1"/>
      <text:p text:style-name="P1">capstone@capstone-OptiPlex-790:/$ sudo ufw allow Apache</text:p>
      <text:p text:style-name="P2"><text:span text:style-name="T1">Rules updated</text:span></text:p>
      <text:p text:style-name="P2"><text:span text:style-name="T1">Rules updated (v6)</text:span></text:p>
      <text:p text:style-name="P1"><text:span text:style-name="T2">→</text:span><text:span text:style-name="T3"><text:s/>Update the rules of the “Uncomplicated Firewall” to allow Apache through.</text:span></text:p>
      <text:p text:style-name="P1"/>
      <text:p text:style-name="P1">capstone@capstone-OptiPlex-790:/$ sudo apache2ctl configtest</text:p>
      <text:p text:style-name="P2"><text:span text:style-name="T1">AH00558: apache2: Could not reliably determine the server's fully qualified domain name, using 127.0.1.1. Set the 'ServerName' directive globally to suppress this message</text:span></text:p>
      <text:p text:style-name="P2"><text:span text:style-name="T1">Syntax OK</text:span></text:p>
      <text:p text:style-name="P1">capstone@capstone-OptiPlex-790:/$ sudo nano /etc/apache2/apache2.conf</text:p>
      <text:p text:style-name="P1"><text:span text:style-name="T2">→</text:span><text:span text:style-name="T3"><text:s/>By executing these two commands, we found that there was no qualified domain in the config file, so we edited the apache2.conf file with the second command above.</text:span></text:p>
      <text:p text:style-name="P1"/>
      <text:p text:style-name="P1">capstone@capstone-OptiPlex-790:/$ sudo apache2ctl configtest</text:p>
      <text:p text:style-name="P1">Syntax OK</text:p>
      <text:p text:style-name="P1"><text:span text:style-name="T2">→</text:span><text:span text:style-name="T3"><text:s/>Now the syntax is OK and the domain is set and located (our server’s IP address)</text:span></text:p>
      <text:p text:style-name="P1"/>
      <text:p text:style-name="P1">capstone@capstone-OptiPlex-790:/$ sudo systemctl restart apache2</text:p>
      <text:p text:style-name="P1"><text:span text:style-name="T2">→</text:span><text:span text:style-name="T3"><text:s/>Restart Apache with this new update</text:span></text:p>
      <text:p text:style-name="P1"/>
      <text:p text:style-name="P1">capstone@capstone-OptiPlex-790:/$ sudo ufw app list</text:p>
      <text:p text:style-name="P2">Available applications:</text:p>
      <text:p text:style-name="P2"><text:s text:c="2"/>Apache</text:p>
      <text:p text:style-name="P2"><text:s text:c="2"/>Apache Full</text:p>
      <text:p text:style-name="P2"><text:s text:c="2"/>Apache Secure</text:p>
      <text:p text:style-name="P2"><text:s text:c="2"/>CUPS</text:p>
      <text:p text:style-name="P1"><text:span text:style-name="T2">→</text:span><text:span text:style-name="T3"><text:s/>List the commands we can use with the firewall</text:span></text:p>
      <text:p text:style-name="P1"><text:span text:style-name="T3"/></text:p>
      <text:p text:style-name="P1">capstone@capstone-OptiPlex-790:/$ sudo ufw app info "Apache Full"</text:p>
      <text:p text:style-name="P2"><text:span text:style-name="T1">Profile: Apache Full</text:span></text:p>
      <text:p text:style-name="P2"><text:span text:style-name="T1">Title: Web Server (HTTP,HTTPS)</text:span></text:p>
      <text:p text:style-name="P2"><text:span text:style-name="T1">Description: Apache v2 is the next generation of the omnipresent Apache web</text:span></text:p>
      <text:p text:style-name="P2"><text:span text:style-name="T1">server.</text:span></text:p>
      <text:p text:style-name="P2"><text:span text:style-name="T1">Ports:</text:span></text:p>
      <text:p text:style-name="P2"><text:span text:style-name="T1"><text:s text:c="2"/>80,443/tcp</text:span></text:p>
      <text:p text:style-name="P1">capstone@capstone-OptiPlex-790:/$ sudo ufw allow in "Apache Full"</text:p>
      <text:p text:style-name="P2"><text:span text:style-name="T1">Rules updated</text:span></text:p>
      <text:p text:style-name="P2"><text:span text:style-name="T1">Rules updated (v6)</text:span></text:p>
      <text:p text:style-name="P1"><text:span text:style-name="T2">→</text:span><text:span text:style-name="T3"><text:s/>Allow “Apache Full” in firewall.</text:span></text:p>
      <text:p text:style-name="P2"><text:span text:style-name="T1"/></text:p>
      <text:p text:style-name="P1">capstone@capstone-OptiPlex-790:/$ sudo apt-get install mysql-server</text:p>
      <text:p text:style-name="P2"><text:span text:style-name="T1">Reading package lists... Done</text:span></text:p>
      <text:p text:style-name="P2"><text:span text:style-name="T1">Building dependency tree <text:s text:c="6"/></text:span></text:p>
      <text:p text:style-name="P2"><text:span text:style-name="T1">Reading state information... Done</text:span></text:p>
      <text:p text:style-name="P2"><text:span text:style-name="T1">The following additional packages will be installed:</text:span></text:p>
      <text:p text:style-name="P2"><text:span text:style-name="T1"><text:s text:c="2"/>libevent-core-2.0-5 libhtml-template-perl mysql-server-5.7 mysql-server-core-5.7</text:span></text:p>
      <text:p text:style-name="P2"><text:span text:style-name="T1">...[more processes omitted for space]...</text:span></text:p>
      <text:p text:style-name="P2"><text:span text:style-name="T1">Renaming removed key_buffer and myisam-recover options (if present)</text:span></text:p>
      <text:p text:style-name="P2"><text:span text:style-name="T1">Setting up libhtml-template-perl (2.95-2) ...</text:span></text:p>
      <text:p text:style-name="P2"><text:span text:style-name="T1">Setting up mysql-server (5.7.16-0ubuntu0.16.04.1) ...</text:span></text:p>
      <text:p text:style-name="P2"><text:span text:style-name="T1">Processing triggers for libc-bin (2.23-0ubuntu3) ...</text:span></text:p>
      <text:p text:style-name="P2"><text:span text:style-name="T1">Processing triggers for systemd (229-4ubuntu10) ...</text:span></text:p>
      <text:p text:style-name="P2"><text:span text:style-name="T1">Processing triggers for ureadahead (0.100.0-19) …</text:span></text:p>
      <text:p text:style-name="P1"><text:span text:style-name="T2">→</text:span><text:s/><text:span text:style-name="T3">Install MySQL. Upon installation we were required to create a database super user password.</text:span></text:p>
      <text:p text:style-name="P1"/>
      <text:p text:style-name="P1">capstone@capstone-OptiPlex-790:/$ sudo apt-get install php libapache2-mod-php php-mcrypt php-mysql</text:p>
      <text:p text:style-name="P2"><text:span text:style-name="T1">Reading package lists... Done</text:span></text:p>
      <text:p text:style-name="P2"><text:span text:style-name="T1">Building dependency tree <text:s text:c="6"/></text:span></text:p>
      <text:p text:style-name="P2"><text:span text:style-name="T1">Reading state information... Done</text:span></text:p>
      <text:p text:style-name="P2"><text:span text:style-name="T1">The following additional packages will be installed:</text:span></text:p>
      <text:p text:style-name="P2"><text:span text:style-name="T1"><text:s text:c="2"/>libapache2-mod-php7.0 libmcrypt4 php-common php7.0 php7.0-cli php7.0-common php7.0-json </text:span></text:p>
      <text:p text:style-name="P2"><text:span text:style-name="T1">...</text:span></text:p>
      <text:p text:style-name="P2"><text:span text:style-name="T1">Creating config file /etc/php/7.0/mods-available/mcrypt.ini with new version</text:span></text:p>
      <text:p text:style-name="P2"><text:span text:style-name="T1">Setting up php-mcrypt (1:7.0+35ubuntu6) ...</text:span></text:p>
      <text:p text:style-name="P2"><text:span text:style-name="T1">Setting up php7.0-mysql (7.0.8-0ubuntu0.16.04.3) ...</text:span></text:p>
      <text:p text:style-name="P2"><text:span text:style-name="T1">Creating config file /etc/php/7.0/mods-available/mysqlnd.ini with new version</text:span></text:p>
      <text:p text:style-name="P2"><text:span text:style-name="T1">Creating config file /etc/php/7.0/mods-available/mysqli.ini with new version</text:span></text:p>
      <text:p text:style-name="P2"><text:span text:style-name="T1">Creating config file /etc/php/7.0/mods-available/pdo_mysql.ini with new version</text:span></text:p>
      <text:p text:style-name="P2"><text:span text:style-name="T1">Setting up php-mysql (1:7.0+35ubuntu6) ...</text:span></text:p>
      <text:p text:style-name="P2"><text:span text:style-name="T1">Processing triggers for libc-bin (2.23-0ubuntu3) ...</text:span></text:p>
      <text:p text:style-name="P2"><text:span text:style-name="T1">Processing triggers for libapache2-mod-php7.0 (7.0.8-0ubuntu0.16.04.3) …</text:span></text:p>
      <text:p text:style-name="P1"><text:span text:style-name="T2">→</text:span><text:span text:style-name="T3"><text:s/>Install PHP.</text:span></text:p>
      <text:p text:style-name="P1"/>
      <text:p text:style-name="P1">capstone@capstone-OptiPlex-790:/$ sudo nano /etc/apache2/mods-enabled/dir.conf</text:p>
      <text:p text:style-name="P1"><text:span text:style-name="T2">→</text:span><text:span text:style-name="T3"><text:s/>Edit dir.conf to tell server to look for info.php instead of info.html.</text:span></text:p>
      <text:p text:style-name="P1"/>
      <text:p text:style-name="P1">capstone@capstone-OptiPlex-790:/$ sudo systemctl restart apache2</text:p>
      <text:p text:style-name="P1"><text:span text:style-name="T2">→</text:span><text:span text:style-name="T3"><text:s/>Again, restart Apache to apply updates.</text:span></text:p>
      <text:p text:style-name="P1"/>
      <text:p text:style-name="P1">capstone@capstone-OptiPlex-790:/$ sudo systemctl status apache2</text:p>
      <text:p text:style-name="P2"><text:span text:style-name="T1"><text:s text:c="2"/>apache2.service - LSB: Apache2 web server</text:span></text:p>
      <text:p text:style-name="P2"><text:span text:style-name="T1"><text:s text:c="3"/>Loaded: loaded (/etc/init.d/apache2; bad; vendor preset: enabled)</text:span></text:p>
      <text:p text:style-name="P2"><text:span text:style-name="T1"><text:s text:c="2"/>Drop-In: /lib/systemd/system/apache2.service.d</text:span></text:p>
      <text:p text:style-name="P2"><text:span text:style-name="T1"><text:s text:c="11"/></text:span><text:span text:style-name="T5">└─</text:span><text:span text:style-name="T1">apache2-systemd.conf</text:span></text:p>
      <text:p text:style-name="P2"><text:span text:style-name="T1"><text:s text:c="3"/>Active: active (running) since Fri 2016-10-28 15:56:52 PDT; 32s ago</text:span></text:p>
      <text:p text:style-name="P2"><text:span text:style-name="T1"><text:s text:c="5"/>Docs: man:systemd-sysv-generator(8)</text:span></text:p>
      <text:p text:style-name="P2"><text:span text:style-name="T1"><text:s text:c="2"/>Process: 12647 ExecStop=/etc/init.d/apache2 stop (code=exited, status=0/SUCCESS)</text:span></text:p>
      <text:p text:style-name="P2"><text:span text:style-name="T1"><text:s text:c="2"/>Process: 12671 ExecStart=/etc/init.d/apache2 start (code=exited, status=0/SUCCESS)</text:span></text:p>
      <text:p text:style-name="P2"><text:span text:style-name="T1"><text:s text:c="3"/>CGroup: /system.slice/apache2.service</text:span></text:p>
      <text:p text:style-name="P2"><text:span text:style-name="T1"><text:s text:c="11"/></text:span><text:span text:style-name="T5">├─</text:span><text:span text:style-name="T1">12688 /usr/sbin/apache2 -k start</text:span></text:p>
      <text:p text:style-name="P2"><text:span text:style-name="T1"><text:s text:c="11"/></text:span><text:span text:style-name="T5">├─</text:span><text:span text:style-name="T1">12691 /usr/sbin/apache2 -k start</text:span></text:p>
      <text:p text:style-name="P2"><text:span text:style-name="T1"><text:s text:c="11"/></text:span><text:span text:style-name="T5">├─</text:span><text:span text:style-name="T1">12692 /usr/sbin/apache2 -k start</text:span></text:p>
      <text:p text:style-name="P2"><text:span text:style-name="T1"><text:s text:c="11"/></text:span><text:span text:style-name="T5">├─</text:span><text:span text:style-name="T1">12693 /usr/sbin/apache2 -k start</text:span></text:p>
      <text:p text:style-name="P2"><text:span text:style-name="T1"><text:s text:c="11"/></text:span><text:span text:style-name="T5">├─</text:span><text:span text:style-name="T1">12694 /usr/sbin/apache2 -k start</text:span></text:p>
      <text:p text:style-name="P2"><text:span text:style-name="T1"><text:s text:c="11"/></text:span><text:span text:style-name="T5">└─</text:span><text:span text:style-name="T1">12695 /usr/sbin/apache2 -k start</text:span></text:p>
      <text:p text:style-name="P2"><text:span text:style-name="T1"/></text:p>
      <text:p text:style-name="P2"><text:span text:style-name="T1">Oct 28 15:56:50 capstone-OptiPlex-790 systemd[1]: Starting LSB: Apache2 web server...</text:span></text:p>
      <text:p text:style-name="P2"><text:span text:style-name="T1">Oct 28 15:56:50 capstone-OptiPlex-790 apache2[12671]: <text:s/>* Starting Apache httpd web server apache2</text:span></text:p>
      <text:p text:style-name="P2"><text:span text:style-name="T1">Oct 28 15:56:52 capstone-OptiPlex-790 apache2[12671]: <text:s/>*</text:span></text:p>
      <text:p text:style-name="P2"><text:span text:style-name="T1">Oct 28 15:56:52 capstone-OptiPlex-790 systemd[1]: Started LSB: Apache2 web server.</text:span></text:p>
      <text:p text:style-name="P1"><text:span text:style-name="T2">→</text:span><text:span text:style-name="T4"><text:s/></text:span>Check status of Apache Server.</text:p>
      <text:p text:style-name="P1"/>
      <text:p text:style-name="P1">capstone@capstone-OptiPlex-790:/$ sudo nano /var/www/html/info.php</text:p>
      <text:p text:style-name="P1"><text:span text:style-name="T2">→</text:span><text:span text:style-name="T3"><text:s/>Create info.php to display Apache information. The file contains the function phpinfo();</text:span></text:p>
      <text:p text:style-name="P1"><text:span text:style-name="T3"/></text:p>
      <text:p text:style-name="P1">capstone@capstone-OptiPlex-790:/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